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0"/>
      <style:map style:condition="cell-content()=&quot;No&quot;" style:apply-style-name="Untitled2" style:base-cell-address="'Fallout 3 GOTY mods'.C5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2"/>
      <style:map style:condition="cell-content()=&quot;No&quot;" style:apply-style-name="Untitled2" style:base-cell-address="'Fallout 3 GOTY mods'.C5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2"/>
      <style:map style:condition="cell-content()=&quot;No&quot;" style:apply-style-name="Untitled2" style:base-cell-address="'Fallout 3 GOTY mods'.C5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5"/>
      <style:map style:condition="cell-content()=&quot;No&quot;" style:apply-style-name="Untitled2" style:base-cell-address="'Fallout 3 GOTY mods'.C55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6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7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?" xlink:type="simple">http://www.nexusmods.com/fallout3/mods/473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?" xlink:type="simple">http://www.nexusmods.com/fallout3/mods/1260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?" xlink:type="simple">http://www.nexusmods.com/fallout3/mods/563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?" xlink:type="simple">http://www.nexusmods.com/fallout3/mods/1862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?" xlink:type="simple">http://www.nexusmods.com/fallout3/mods/62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?" xlink:type="simple">http://www.nexusmods.com/fallout3/mods/1352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?" xlink:type="simple">http://www.nexusmods.com/fallout3/mods/387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?" xlink:type="simple">http://www.nexusmods.com/fallout3/mods/1596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lor Hi-Detailed map and icons</text:p>
          </table:table-cell>
          <table:table-cell office:value-type="string" calcext:value-type="string">
            <text:p><text:a xlink:href="http://www.nexusmods.com/fallout3/mods/1789/?" xlink:type="simple">http://www.nexusmods.com/fallout3/mods/1789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?" xlink:type="simple">http://www.nexusmods.com/fallout3/mods/557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?" xlink:type="simple">http://www.nexusmods.com/fallout3/mods/19294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?" xlink:type="simple">http://www.nexusmods.com/fallout3/mods/101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?" xlink:type="simple">http://www.nexusmods.com/fallout3/mods/1168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?" xlink:type="simple">http://www.nexusmods.com/fallout3/mods/561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?" xlink:type="simple">http://www.nexusmods.com/fallout3/mods/213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?" xlink:type="simple">http://www.nexusmods.com/fallout3/mods/2018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?" xlink:type="simple">http://www.nexusmods.com/fallout3/mods/19931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?" xlink:type="simple">http://www.nexusmods.com/fallout3/mods/1813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PS Grenade Hotkey</text:p>
          </table:table-cell>
          <table:table-cell office:value-type="string" calcext:value-type="string">
            <text:p><text:a xlink:href="http://www.nexusmods.com/fallout3/mods/8112/?" xlink:type="simple">http://www.nexusmods.com/fallout3/mods/811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?" xlink:type="simple">http://www.nexusmods.com/fallout3/mods/14946/?</text:a></text:p>
          </table:table-cell>
          <table:table-cell table:style-name="ce9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?" xlink:type="simple">http://www.nexusmods.com/fallout3/mods/17145/?</text:a></text:p>
          </table:table-cell>
          <table:table-cell table:style-name="ce10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?" xlink:type="simple">http://www.nexusmods.com/fallout3/mods/20053/?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?" xlink:type="simple">http://www.nexusmods.com/fallout3/mods/481/?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table:style-name="ce1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?" xlink:type="simple">http://www.nexusmods.com/fallout3/mods/13120/?</text:a></text:p>
          </table:table-cell>
          <table:table-cell table:style-name="ce13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office:value-type="string" calcext:value-type="string">
            <text:p><text:a xlink:href="http://www.nexusmods.com/fallout3/mods/17743/?" xlink:type="simple">http://www.nexusmods.com/fallout3/mods/17743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office:value-type="string" calcext:value-type="string">
            <text:p><text:a xlink:href="http://www.nexusmods.com/fallout3/mods/8247/?" xlink:type="simple">http://www.nexusmods.com/fallout3/mods/8247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?" xlink:type="simple">http://www.nexusmods.com/fallout3/mods/8260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?" xlink:type="simple">http://www.nexusmods.com/fallout3/mods/12306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Gunshot Sounds</text:p>
          </table:table-cell>
          <table:table-cell office:value-type="string" calcext:value-type="string">
            <text:p><text:a xlink:href="http://www.nexusmods.com/fallout3/mods/23/?" xlink:type="simple">http://www.nexusmods.com/fallout3/mods/23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?" xlink:type="simple">http://www.nexusmods.com/fallout3/mods/6894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?" xlink:type="simple">http://www.nexusmods.com/fallout3/mods/3612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?" xlink:type="simple">http://www.nexusmods.com/fallout3/mods/712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?" xlink:type="simple">http://www.nexusmods.com/fallout3/mods/18902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?" xlink:type="simple">http://www.nexusmods.com/fallout3/mods/14449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?" xlink:type="simple">http://www.nexusmods.com/fallout3/mods/6921/?</text:a></text:p>
          </table:table-cell>
          <table:table-cell table:style-name="ce16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?" xlink:type="simple">http://www.nexusmods.com/fallout3/mods/19799/?</text:a></text:p>
          </table:table-cell>
          <table:table-cell table:style-name="ce17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?" xlink:type="simple">http://www.nexusmods.com/fallout3/mods/6309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?" xlink:type="simple">http://www.nexusmods.com/fallout3/mods/13308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?" xlink:type="simple">http://www.nexusmods.com/fallout3/mods/591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 table:number-rows-repeated="104848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6:'Fallout 3 GOTY mods'.C1048576 'Fallout 3 GOTY mods'.C1:'Fallout 3 GOTY mods'.C48 'Fallout 3 GOTY mods'.C51:'Fallout 3 GOTY mods'.C51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6:'Fallout 3 GOTY mods'.C1048576 'Fallout 3 GOTY mods'.C1:'Fallout 3 GOTY mods'.C48 'Fallout 3 GOTY mods'.C51:'Fallout 3 GOTY mods'.C51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9:'Fallout 3 GOTY mods'.C49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49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0:'Fallout 3 GOTY mods'.C51">
            <calcext:condition calcext:apply-style-name="Untitled1" calcext:value="=&quot;Yes&quot;" calcext:base-cell-address="'Fallout 3 GOTY mods'.C50"/>
            <calcext:condition calcext:apply-style-name="Untitled2" calcext:value="=&quot;No&quot;" calcext:base-cell-address="'Fallout 3 GOTY mods'.C50"/>
          </calcext:conditional-format>
          <calcext:conditional-format calcext:target-range-address="'Fallout 3 GOTY mods'.C50:'Fallout 3 GOTY mods'.C51">
            <calcext:condition calcext:apply-style-name="Untitled3" calcext:value="=&quot;Partial&quot;" calcext:base-cell-address="'Fallout 3 GOTY mods'.C50"/>
          </calcext:conditional-format>
          <calcext:conditional-format calcext:target-range-address="'Fallout 3 GOTY mods'.C52:'Fallout 3 GOTY mods'.C53">
            <calcext:condition calcext:apply-style-name="Untitled1" calcext:value="=&quot;Yes&quot;" calcext:base-cell-address="'Fallout 3 GOTY mods'.C52"/>
            <calcext:condition calcext:apply-style-name="Untitled2" calcext:value="=&quot;No&quot;" calcext:base-cell-address="'Fallout 3 GOTY mods'.C52"/>
          </calcext:conditional-format>
          <calcext:conditional-format calcext:target-range-address="'Fallout 3 GOTY mods'.C52:'Fallout 3 GOTY mods'.C53">
            <calcext:condition calcext:apply-style-name="Untitled3" calcext:value="=&quot;Partial&quot;" calcext:base-cell-address="'Fallout 3 GOTY mods'.C52"/>
          </calcext:conditional-format>
          <calcext:conditional-format calcext:target-range-address="'Fallout 3 GOTY mods'.C84:'Fallout 3 GOTY mods'.C87 'Fallout 3 GOTY mods'.C55:'Fallout 3 GOTY mods'.C79">
            <calcext:condition calcext:apply-style-name="Untitled1" calcext:value="=&quot;Yes&quot;" calcext:base-cell-address="'Fallout 3 GOTY mods'.C55"/>
            <calcext:condition calcext:apply-style-name="Untitled2" calcext:value="=&quot;No&quot;" calcext:base-cell-address="'Fallout 3 GOTY mods'.C55"/>
          </calcext:conditional-format>
          <calcext:conditional-format calcext:target-range-address="'Fallout 3 GOTY mods'.C84:'Fallout 3 GOTY mods'.C87 'Fallout 3 GOTY mods'.C55:'Fallout 3 GOTY mods'.C79">
            <calcext:condition calcext:apply-style-name="Untitled3" calcext:value="=&quot;Partial&quot;" calcext:base-cell-address="'Fallout 3 GOTY mods'.C55"/>
          </calcext:conditional-format>
          <calcext:conditional-format calcext:target-range-address="'Fallout 3 GOTY mods'.C80:'Fallout 3 GOTY mods'.C80">
            <calcext:condition calcext:apply-style-name="Untitled1" calcext:value="=&quot;Yes&quot;" calcext:base-cell-address="'Fallout 3 GOTY mods'.C80"/>
            <calcext:condition calcext:apply-style-name="Untitled2" calcext:value="=&quot;No&quot;" calcext:base-cell-address="'Fallout 3 GOTY mods'.C80"/>
          </calcext:conditional-format>
          <calcext:conditional-format calcext:target-range-address="'Fallout 3 GOTY mods'.C80:'Fallout 3 GOTY mods'.C80">
            <calcext:condition calcext:apply-style-name="Untitled3" calcext:value="=&quot;Partial&quot;" calcext:base-cell-address="'Fallout 3 GOTY mods'.C80"/>
          </calcext:conditional-format>
          <calcext:conditional-format calcext:target-range-address="'Fallout 3 GOTY mods'.C81:'Fallout 3 GOTY mods'.C81">
            <calcext:condition calcext:apply-style-name="Untitled1" calcext:value="=&quot;Yes&quot;" calcext:base-cell-address="'Fallout 3 GOTY mods'.C81"/>
            <calcext:condition calcext:apply-style-name="Untitled2" calcext:value="=&quot;No&quot;" calcext:base-cell-address="'Fallout 3 GOTY mods'.C81"/>
          </calcext:conditional-format>
          <calcext:conditional-format calcext:target-range-address="'Fallout 3 GOTY mods'.C81:'Fallout 3 GOTY mods'.C81">
            <calcext:condition calcext:apply-style-name="Untitled3" calcext:value="=&quot;Partial&quot;" calcext:base-cell-address="'Fallout 3 GOTY mods'.C81"/>
          </calcext:conditional-format>
          <calcext:conditional-format calcext:target-range-address="'Fallout 3 GOTY mods'.C82:'Fallout 3 GOTY mods'.C83">
            <calcext:condition calcext:apply-style-name="Untitled1" calcext:value="=&quot;Yes&quot;" calcext:base-cell-address="'Fallout 3 GOTY mods'.C82"/>
            <calcext:condition calcext:apply-style-name="Untitled2" calcext:value="=&quot;No&quot;" calcext:base-cell-address="'Fallout 3 GOTY mods'.C82"/>
          </calcext:conditional-format>
          <calcext:conditional-format calcext:target-range-address="'Fallout 3 GOTY mods'.C82:'Fallout 3 GOTY mods'.C83">
            <calcext:condition calcext:apply-style-name="Untitled3" calcext:value="=&quot;Partial&quot;" calcext:base-cell-address="'Fallout 3 GOTY mods'.C82"/>
          </calcext:conditional-format>
          <calcext:conditional-format calcext:target-range-address="'Fallout 3 GOTY mods'.C54:'Fallout 3 GOTY mods'.C54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54:'Fallout 3 GOTY mods'.C54">
            <calcext:condition calcext:apply-style-name="Untitled3" calcext:value="=&quot;Partial&quot;" calcext:base-cell-address="'Fallout 3 GOTY mods'.C54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11:58:27.2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29T12:50:25.297000000</dc:date>
    <meta:editing-duration>P11DT3H16M27S</meta:editing-duration>
    <meta:editing-cycles>42</meta:editing-cycles>
    <meta:generator>LibreOffice/5.1.3.2$Windows_x86 LibreOffice_project/644e4637d1d8544fd9f56425bd6cec110e49301b</meta:generator>
    <meta:document-statistic meta:table-count="1" meta:cell-count="259" meta:object-count="0"/>
  </office:meta>
</office:document-meta>
</file>